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69999" draw:fill-color="#669999" draw:textarea-horizontal-align="justify" draw:textarea-vertical-align="middle" draw:auto-grow-height="false" fo:min-height="1.782cm" fo:min-width="4.834cm"/>
    </style:style>
    <style:style style:name="gr2" style:family="graphic" style:parent-style-name="standard">
      <style:graphic-properties draw:textarea-horizontal-align="justify" draw:textarea-vertical-align="middle" draw:auto-grow-height="false" fo:min-height="1.782cm" fo:min-width="4.834cm"/>
    </style:style>
    <style:style style:name="gr3" style:family="graphic" style:parent-style-name="standard">
      <style:graphic-properties draw:fill-color="#e64255" draw:textarea-horizontal-align="justify" draw:textarea-vertical-align="middle" draw:auto-grow-height="false" fo:min-height="1.782cm" fo:min-width="4.834cm"/>
    </style:style>
    <style:style style:name="gr4" style:family="graphic" style:parent-style-name="objectwithoutfill">
      <style:graphic-properties svg:stroke-width="0.081cm" draw:marker-start-width="0.321cm" draw:marker-end="Arrow" draw:marker-end-width="0.421cm" draw:fill="none" draw:textarea-vertical-align="bottom" fo:padding-top="0.165cm" fo:padding-bottom="0.165cm" fo:padding-left="0.29cm" fo:padding-right="0.29cm"/>
    </style:style>
    <style:style style:name="gr5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3.274cm" fo:min-width="0.036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3.748cm" fo:min-width="0cm" fo:padding-top="0.151cm" fo:padding-bottom="0.151cm" fo:padding-left="0.276cm" fo:padding-right="0.276cm"/>
    </style:style>
    <style:style style:name="gr7" style:family="graphic" style:parent-style-name="standard">
      <style:graphic-properties draw:fill-color="#f8bf45" draw:textarea-horizontal-align="justify" draw:textarea-vertical-align="middle" draw:auto-grow-height="false" fo:min-height="1.782cm" fo:min-width="4.83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fill-color="#ffff00" draw:textarea-vertical-align="middle" draw:auto-grow-height="false" fo:min-height="0cm" fo:min-width="0cm"/>
    </style:style>
    <style:style style:name="gr10" style:family="graphic" style:parent-style-name="standard">
      <style:graphic-properties draw:fill-color="#ffff00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fo:min-height="1.423cm"/>
    </style:style>
    <style:style style:name="gr12" style:family="graphic" style:parent-style-name="standard">
      <style:graphic-properties draw:fill-color="#0084d1" draw:textarea-vertical-align="middle" draw:auto-grow-height="false" fo:min-height="0cm" fo:min-width="0cm"/>
    </style:style>
    <style:style style:name="gr13" style:family="graphic" style:parent-style-name="standard">
      <style:graphic-properties draw:fill-color="#66ccff" draw:textarea-vertical-align="middle" draw:auto-grow-height="false" fo:min-height="0cm" fo:min-width="0cm"/>
    </style:style>
    <style:style style:name="gr14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fo:min-height="0.258cm"/>
    </style:style>
    <style:style style:name="gr16" style:family="graphic" style:parent-style-name="standard">
      <style:graphic-properties draw:stroke="none" svg:stroke-color="#000000" draw:fill="none" draw:fill-color="#ffffff" fo:min-height="1.111cm"/>
    </style:style>
    <style:style style:name="gr17" style:family="graphic" style:parent-style-name="standard">
      <style:graphic-properties draw:fill-color="#e64255" draw:textarea-horizontal-align="justify" draw:textarea-vertical-align="middle" draw:auto-grow-height="false" fo:min-height="0.766cm" fo:min-width="0.592cm"/>
    </style:style>
    <style:style style:name="gr18" style:family="graphic" style:parent-style-name="standard">
      <style:graphic-properties draw:fill-color="#f8bf45" draw:textarea-horizontal-align="justify" draw:textarea-vertical-align="middle" draw:auto-grow-height="false" fo:min-height="0.766cm" fo:min-width="0.511cm"/>
    </style:style>
    <style:style style:name="gr19" style:family="graphic" style:parent-style-name="standard">
      <style:graphic-properties svg:stroke-color="#669999" draw:fill-color="#669999" draw:textarea-horizontal-align="justify" draw:textarea-vertical-align="middle" draw:auto-grow-height="false" fo:min-height="0.747cm" fo:min-width="0.508cm"/>
    </style:style>
    <style:style style:name="P1" style:family="paragraph">
      <style:paragraph-properties fo:text-align="center"/>
    </style:style>
    <style:style style:name="P2" style:family="paragraph">
      <loext:graphic-properties draw:fill-color="#669999"/>
      <style:paragraph-properties fo:text-align="center"/>
    </style:style>
    <style:style style:name="P3" style:family="paragraph">
      <loext:graphic-properties draw:fill-color="#e64255"/>
      <style:paragraph-properties fo:text-align="center"/>
    </style:style>
    <style:style style:name="P4" style:family="paragraph">
      <style:paragraph-properties fo:margin-left="0.559cm" fo:margin-right="0.305cm" fo:margin-top="0.305cm" fo:margin-bottom="0.356cm" fo:text-align="center" fo:text-indent="0cm"/>
    </style:style>
    <style:style style:name="P5" style:family="paragraph">
      <loext:graphic-properties draw:fill="none"/>
      <style:paragraph-properties fo:margin-left="0.559cm" fo:margin-right="0.305cm" fo:margin-top="0.305cm" fo:margin-bottom="0.356cm" fo:text-align="center" fo:text-indent="0cm"/>
    </style:style>
    <style:style style:name="P6" style:family="paragraph">
      <style:paragraph-properties fo:margin-left="4.981cm" fo:margin-right="0cm" fo:text-align="start" fo:text-indent="0cm"/>
      <style:text-properties fo:font-size="15pt" style:font-size-asian="15pt" style:font-size-complex="15pt"/>
    </style:style>
    <style:style style:name="P7" style:family="paragraph">
      <loext:graphic-properties draw:fill="none"/>
      <style:paragraph-properties fo:margin-left="4.981cm" fo:margin-right="0cm" fo:text-align="start" fo:text-indent="0cm"/>
      <style:text-properties fo:font-size="15pt" style:font-size-asian="15pt" style:font-size-complex="15pt"/>
    </style:style>
    <style:style style:name="P8" style:family="paragraph">
      <loext:graphic-properties draw:fill="none"/>
      <style:paragraph-properties fo:text-align="start"/>
      <style:text-properties fo:font-size="15pt"/>
    </style:style>
    <style:style style:name="P9" style:family="paragraph">
      <loext:graphic-properties draw:fill-color="#f8bf45"/>
      <style:paragraph-properties fo:text-align="center"/>
    </style:style>
    <style:style style:name="P10" style:family="paragraph">
      <style:paragraph-properties fo:text-align="start"/>
      <style:text-properties fo:font-size="15pt"/>
    </style:style>
    <style:style style:name="P11" style:family="paragraph">
      <loext:graphic-properties draw:fill="none" draw:fill-color="#ffffff"/>
    </style:style>
    <style:style style:name="P12" style:family="paragraph">
      <style:paragraph-properties fo:margin-left="0cm" fo:margin-right="0cm" fo:text-align="start" fo:text-indent="0cm"/>
      <style:text-properties fo:font-size="15pt" style:font-size-asian="15pt" style:font-size-complex="15pt"/>
    </style:style>
    <style:style style:name="P13" style:family="paragraph">
      <loext:graphic-properties draw:fill="none" draw:fill-color="#ffffff"/>
      <style:paragraph-properties fo:margin-left="0cm" fo:margin-right="0cm" fo:text-indent="0cm"/>
    </style:style>
    <style:style style:name="P14" style:family="paragraph">
      <loext:graphic-properties draw:fill-color="#ffff00"/>
      <style:paragraph-properties fo:text-align="center"/>
    </style:style>
    <style:style style:name="P15" style:family="paragraph">
      <loext:graphic-properties draw:fill-color="#ffff00"/>
      <style:paragraph-properties fo:margin-left="0cm" fo:margin-right="0cm" fo:text-align="end" fo:text-indent="0cm"/>
    </style:style>
    <style:style style:name="P16" style:family="paragraph">
      <loext:graphic-properties draw:fill="none" draw:fill-color="#ffffff"/>
      <style:text-properties fo:font-size="15pt" style:font-size-asian="15pt" style:font-size-complex="15pt"/>
    </style:style>
    <style:style style:name="P17" style:family="paragraph">
      <loext:graphic-properties draw:fill-color="#0084d1"/>
      <style:paragraph-properties fo:margin-left="0cm" fo:margin-right="0cm" fo:text-align="end" fo:text-indent="0cm"/>
    </style:style>
    <style:style style:name="P18" style:family="paragraph">
      <loext:graphic-properties draw:fill-color="#66ccff"/>
      <style:paragraph-properties fo:margin-left="0cm" fo:margin-right="0cm" fo:text-align="end" fo:text-indent="0cm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none" draw:fill-color="#ffffff"/>
      <style:text-properties fo:font-size="14pt" style:font-size-asian="14pt" style:font-size-complex="14pt"/>
    </style:style>
    <style:style style:name="P21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22" style:family="paragraph">
      <loext:graphic-properties draw:fill="none" draw:fill-color="#ffffff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334cm" svg:height="2.032cm" svg:x="11.514cm" svg:y="11.773cm">
          <text:p text:style-name="P1">O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334cm" svg:height="2.032cm" svg:x="11.514cm" svg:y="9.473cm">
          <text:p text:style-name="P1">MRTE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334cm" svg:height="2.032cm" svg:x="11.514cm" svg:y="7.173cm">
          <text:p text:style-name="P1">Applications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2.321cm" svg:y1="13.959cm" svg:x2="2.321cm" svg:y2="5.831cm">
          <text:p text:style-name="P4">Portability</text:p>
        </draw:line>
        <draw:custom-shape draw:style-name="gr5" draw:text-style-name="P7" draw:layer="layout" svg:width="1.627cm" svg:height="3.772cm" svg:x="17.126cm" svg:y="11.219cm">
          <text:list text:style-name="L1">
            <text:list-item>
              <text:p text:style-name="P6"><text:span text:style-name="T1">Cgroups</text:span></text:p>
            </text:list-item>
            <text:list-item>
              <text:p text:style-name="P6"><text:span text:style-name="T1">Overseer (HPC)</text:span></text:p>
            </text:list-item>
            <text:list-item>
              <text:p text:style-name="P6"><text:span text:style-name="T1">Resource Containers</text:span></text:p>
            </text:list-item>
            <text:list-item>
              <text:p text:style-name="P6"><text:span text:style-name="T1">Jails</text:span></text:p>
            </text:list-item>
            <text:list-item>
              <text:p text:style-name="P6"><text:span text:style-name="T1">Jamus</text:span></text:p>
            </text:list-item>
          </text:list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6" draw:text-style-name="P8" draw:layer="layout" svg:width="1.354cm" svg:height="4.318cm" svg:x="9.736cm" svg:y="8.471cm">
          <text:list text:style-name="L1">
            <text:list-header>
              <text:p text:style-name="P10"/>
            </text:list-header>
          </text:list>
          <draw:enhanced-geometry svg:viewBox="0 0 21600 21600" draw:glue-points="0 0 0 21600 21600 10800" draw:text-areas="0 ?f9 7800 ?f10" draw:type="right-brace" draw:modifiers="2155.19424952935 10713.1268184152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" draw:text-style-name="P9" draw:layer="layout" svg:width="5.334cm" svg:height="2.032cm" svg:x="11.514cm" svg:y="9.473cm">
          <text:p text:style-name="P1">MRTE</text:p>
          <draw:enhanced-geometry svg:viewBox="0 0 21600 21600" draw:type="rectangle" draw:enhanced-path="M 0 0 L 21600 0 21600 21600 0 21600 0 0 Z N"/>
        </draw:custom-shape>
        <draw:frame draw:style-name="gr8" draw:text-style-name="P11" draw:layer="layout" svg:width="6.529cm" svg:height="3.833cm" svg:x="4.034cm" svg:y="8.616cm">
          <draw:text-box>
            <text:list text:style-name="L1">
              <text:list-item>
                <text:p text:style-name="P10">MVM</text:p>
              </text:list-item>
              <text:list-item>
                <text:p text:style-name="P10">KaffeOS</text:p>
              </text:list-item>
              <text:list-item>
                <text:p text:style-name="P10">Modified GC</text:p>
              </text:list-item>
              <text:list-item>
                <text:p text:style-name="P10">Dynamic Profiling</text:p>
              </text:list-item>
              <text:list-item>
                <text:p text:style-name="P10">OSGi Memory Profiling</text:p>
              </text:list-item>
              <text:list-item>
                <text:p text:style-name="P10">Tracing Objects</text:p>
              </text:list-item>
            </text:list>
          </draw:text-box>
        </draw:frame>
        <draw:custom-shape draw:style-name="gr5" draw:text-style-name="P7" draw:layer="layout" svg:width="1.627cm" svg:height="3.772cm" svg:x="17.089cm" svg:y="6.42cm">
          <text:list text:style-name="L1">
            <text:list-header>
              <text:p text:style-name="P6"><text:span text:style-name="T1"/></text:p>
            </text:list-header>
          </text:list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8" draw:text-style-name="P13" draw:layer="layout" svg:width="9.035cm" svg:height="3.236cm" svg:x="18.464cm" svg:y="6.71cm">
          <draw:text-box>
            <text:list text:style-name="L1">
              <text:list-item>
                <text:p text:style-name="P12"><text:span text:style-name="T1">JRes</text:span></text:p>
              </text:list-item>
              <text:list-item>
                <text:p text:style-name="P12"><text:span text:style-name="T1">JRAF2</text:span></text:p>
              </text:list-item>
              <text:list-item>
                <text:p text:style-name="P12"><text:span text:style-name="T1">Instrumentation-based monitoring</text:span></text:p>
              </text:list-item>
              <text:list-item>
                <text:p text:style-name="P12"><text:span text:style-name="T1">OSGi CPU Profiling</text:span></text:p>
              </text:list-item>
              <text:list-item>
                <text:p text:style-name="P12"><text:span text:style-name="T1">Multi-tenant CPU isolation</text:span></text:p>
              </text:list-item>
            </text:list>
          </draw:text-box>
        </draw:frame>
        <draw:custom-shape draw:style-name="gr9" draw:text-style-name="P14" draw:layer="layout" svg:width="0.762cm" svg:height="0.635cm" svg:x="27.281cm" svg:y="7.55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9" draw:text-style-name="P14" draw:layer="layout" svg:width="0.762cm" svg:height="0.635cm" svg:x="9.082cm" svg:y="10.25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0" draw:text-style-name="P15" draw:layer="layout" svg:width="0.762cm" svg:height="0.635cm" svg:x="19.782cm" svg:y="1.45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11" draw:text-style-name="P16" draw:layer="layout" svg:width="8.274cm" svg:height="1.673cm" svg:x="20.693cm" svg:y="1.44cm">
          <draw:text-box>
            <text:p><text:span text:style-name="T1">Arbitrary Structures (Granularity)</text:span></text:p>
          </draw:text-box>
        </draw:frame>
        <draw:custom-shape draw:style-name="gr12" draw:text-style-name="P17" draw:layer="layout" svg:width="0.762cm" svg:height="0.635cm" svg:x="19.782cm" svg:y="2.45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11" draw:text-style-name="P16" draw:layer="layout" svg:width="6.35cm" svg:height="1.673cm" svg:x="20.693cm" svg:y="2.441cm">
          <draw:text-box>
            <text:p><text:span text:style-name="T1">All resource types</text:span></text:p>
          </draw:text-box>
        </draw:frame>
        <draw:custom-shape draw:style-name="gr12" draw:text-style-name="P17" draw:layer="layout" svg:width="0.762cm" svg:height="0.635cm" svg:x="27.283cm" svg:y="8.15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2" draw:text-style-name="P17" draw:layer="layout" svg:width="0.762cm" svg:height="0.635cm" svg:x="20.583cm" svg:y="6.35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3" draw:text-style-name="P18" draw:layer="layout" svg:width="0.762cm" svg:height="0.635cm" svg:x="21.083cm" svg:y="11.45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3" draw:text-style-name="P18" draw:layer="layout" svg:width="0.762cm" svg:height="0.635cm" svg:x="19.984cm" svg:y="13.35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2" draw:text-style-name="P17" draw:layer="layout" svg:width="0.762cm" svg:height="0.635cm" svg:x="20.484cm" svg:y="14.15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2" draw:text-style-name="P17" draw:layer="layout" svg:width="0.762cm" svg:height="0.635cm" svg:x="23.885cm" svg:y="12.85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line draw:style-name="gr14" draw:text-style-name="P19" draw:layer="layout" svg:x1="3.97cm" svg:y1="2.551cm" svg:x2="14.384cm" svg:y2="2.551cm">
          <text:p/>
        </draw:line>
        <draw:frame draw:style-name="gr15" draw:text-style-name="P20" draw:layer="layout" svg:width="1.778cm" svg:height="0.806cm" svg:x="3.081cm" svg:y="2.686cm">
          <draw:text-box>
            <text:p><text:span text:style-name="T2">low</text:span></text:p>
          </draw:text-box>
        </draw:frame>
        <draw:frame draw:style-name="gr16" draw:text-style-name="P22" draw:layer="layout" svg:width="2.693cm" svg:height="1.361cm" svg:x="7.681cm" svg:y="2.786cm">
          <draw:text-box>
            <text:p text:style-name="P21"><text:span text:style-name="T2">overhead</text:span></text:p>
          </draw:text-box>
        </draw:frame>
        <draw:frame draw:style-name="gr15" draw:text-style-name="P20" draw:layer="layout" svg:width="1.778cm" svg:height="0.806cm" svg:x="13.481cm" svg:y="2.786cm">
          <draw:text-box>
            <text:p><text:span text:style-name="T2">high</text:span></text:p>
          </draw:text-box>
        </draw:frame>
        <draw:custom-shape draw:style-name="gr17" draw:text-style-name="P3" draw:layer="layout" svg:width="1.092cm" svg:height="1.016cm" svg:x="11.514cm" svg:y="1.273cm">
          <text:p text:style-name="P1"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1.011cm" svg:height="1.016cm" svg:x="8.239cm" svg:y="1.254cm">
          <text:p text:style-name="P1"/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008cm" svg:height="0.997cm" svg:x="4.937cm" svg:y="1.273cm">
          <text:p text:style-name="P1"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0.762cm" svg:height="0.635cm" svg:x="9.683cm" svg:y="10.35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10T09:24:37.407793867</meta:creation-date>
    <dc:date>2015-12-10T10:06:15.319839220</dc:date>
    <meta:editing-duration>PT11M13S</meta:editing-duration>
    <meta:editing-cycles>5</meta:editing-cycles>
    <meta:generator>LibreOffice/5.0.2.2$Linux_X86_64 LibreOffice_project/00m0$Build-2</meta:generator>
    <meta:document-statistic meta:object-count="30"/>
  </office:meta>
</office:document-meta>
</file>